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/>
    <style:style style:name="ce7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2"/>
          <table:table-cell table:style-name="ce1" office:value-type="string" calcext:value-type="string" table:number-columns-spanned="6" table:number-rows-spanned="10">
            <text:p>model = tf.keras.Sequential([</text:p>
            <text:p>    tf.keras.layers.Conv2D(32, (3,3), padding='same', activation=tf.nn.relu, input_shape=(28, 28, 1)),</text:p>
            <text:p>    tf.keras.layers.MaxPooling2D((2, 2), strides=2),</text:p>
            <text:p>    tf.keras.layers.Conv2D(64, (3,3), padding='same', activation=tf.nn.relu),</text:p>
            <text:p>    tf.keras.layers.MaxPooling2D((2, 2), strides=2),</text:p>
            <text:p>    tf.keras.layers.Flatten(),</text:p>
            <text:p>    tf.keras.layers.Dense(128, activation=tf.nn.relu),</text:p>
            <text:p>    tf.keras.layers.Dense(128, activation=tf.nn.relu),</text:p>
            <text:p>    tf.keras.layers.Dense(10, activation=tf.nn.softmax)</text:p>
            <text:p>]) 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.705699980258942" calcext:value-type="float">
            <text:p>0.705699980258942</text:p>
          </table:table-cell>
          <table:table-cell table:style-name="ce4" office:value-type="float" office:value="0.72000002861023" calcext:value-type="float">
            <text:p>0.72000002861023</text:p>
          </table:table-cell>
          <table:table-cell table:style-name="ce4" office:value-type="float" office:value="0.558499991893768" calcext:value-type="float">
            <text:p>0.558499991893768</text:p>
          </table:table-cell>
          <table:table-cell table:style-name="ce4" office:value-type="float" office:value="0.54830002784729" calcext:value-type="float">
            <text:p>0.54830002784729</text:p>
          </table:table-cell>
          <table:table-cell table:style-name="ce4" office:value-type="float" office:value="0.706099987030029" calcext:value-type="float">
            <text:p>0.706099987030029</text:p>
          </table:table-cell>
          <table:table-cell table:formula="of:=AVERAGE([.E3:.I3])" office:value-type="float" office:value="0.647720003128052" calcext:value-type="float">
            <text:p>0.647720003128052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812300026416779" calcext:value-type="float">
            <text:p>0.812300026416779</text:p>
          </table:table-cell>
          <table:table-cell office:value-type="float" office:value="0.794900000095367" calcext:value-type="float">
            <text:p>0.794900000095367</text:p>
          </table:table-cell>
          <table:table-cell office:value-type="float" office:value="0.791299998760223" calcext:value-type="float">
            <text:p>0.791299998760223</text:p>
          </table:table-cell>
          <table:table-cell office:value-type="float" office:value="0.687099993228912" calcext:value-type="float">
            <text:p>0.687099993228912</text:p>
          </table:table-cell>
          <table:table-cell office:value-type="float" office:value="0.806800007820129" calcext:value-type="float">
            <text:p>0.806800007820129</text:p>
          </table:table-cell>
          <table:table-cell table:formula="of:=AVERAGE([.E4:.I4])" office:value-type="float" office:value="0.778480005264282" calcext:value-type="float">
            <text:p>0.778480005264282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79100000858307" calcext:value-type="float">
            <text:p>0.779100000858307</text:p>
          </table:table-cell>
          <table:table-cell office:value-type="float" office:value="0.806999981403351" calcext:value-type="float">
            <text:p>0.806999981403351</text:p>
          </table:table-cell>
          <table:table-cell office:value-type="float" office:value="0.727999985218048" calcext:value-type="float">
            <text:p>0.727999985218048</text:p>
          </table:table-cell>
          <table:table-cell office:value-type="float" office:value="0.648400008678436" calcext:value-type="float">
            <text:p>0.648400008678436</text:p>
          </table:table-cell>
          <table:table-cell office:value-type="float" office:value="0.778400003910065" calcext:value-type="float">
            <text:p>0.778400003910065</text:p>
          </table:table-cell>
          <table:table-cell table:formula="of:=AVERAGE([.E5:.I5])" office:value-type="float" office:value="0.748179996013641" calcext:value-type="float">
            <text:p>0.748179996013641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84800028800964" calcext:value-type="float">
            <text:p>0.684800028800964</text:p>
          </table:table-cell>
          <table:table-cell office:value-type="float" office:value="0.725799977779388" calcext:value-type="float">
            <text:p>0.725799977779388</text:p>
          </table:table-cell>
          <table:table-cell office:value-type="float" office:value="0.696099996566772" calcext:value-type="float">
            <text:p>0.696099996566772</text:p>
          </table:table-cell>
          <table:table-cell office:value-type="float" office:value="0.663999974727631" calcext:value-type="float">
            <text:p>0.663999974727631</text:p>
          </table:table-cell>
          <table:table-cell office:value-type="float" office:value="0.738600015640259" calcext:value-type="float">
            <text:p>0.738600015640259</text:p>
          </table:table-cell>
          <table:table-cell table:formula="of:=AVERAGE([.E6:.I6])" office:value-type="float" office:value="0.701859998703003" calcext:value-type="float">
            <text:p>0.701859998703003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724900007247925" calcext:value-type="float">
            <text:p>0.724900007247925</text:p>
          </table:table-cell>
          <table:table-cell office:value-type="float" office:value="0.741699993610382" calcext:value-type="float">
            <text:p>0.741699993610382</text:p>
          </table:table-cell>
          <table:table-cell office:value-type="float" office:value="0.599900007247925" calcext:value-type="float">
            <text:p>0.599900007247925</text:p>
          </table:table-cell>
          <table:table-cell office:value-type="float" office:value="0.657599985599518" calcext:value-type="float">
            <text:p>0.657599985599518</text:p>
          </table:table-cell>
          <table:table-cell office:value-type="float" office:value="0.735000014305115" calcext:value-type="float">
            <text:p>0.735000014305115</text:p>
          </table:table-cell>
          <table:table-cell table:formula="of:=AVERAGE([.E7:.I7])" office:value-type="float" office:value="0.691820001602173" calcext:value-type="float">
            <text:p>0.691820001602173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690900027751923" calcext:value-type="float">
            <text:p>0.690900027751923</text:p>
          </table:table-cell>
          <table:table-cell office:value-type="float" office:value="0.770600020885468" calcext:value-type="float">
            <text:p>0.770600020885468</text:p>
          </table:table-cell>
          <table:table-cell office:value-type="float" office:value="0.731899976730347" calcext:value-type="float">
            <text:p>0.731899976730347</text:p>
          </table:table-cell>
          <table:table-cell office:value-type="float" office:value="0.739799976348877" calcext:value-type="float">
            <text:p>0.739799976348877</text:p>
          </table:table-cell>
          <table:table-cell office:value-type="float" office:value="0.752300024032593" calcext:value-type="float">
            <text:p>0.752300024032593</text:p>
          </table:table-cell>
          <table:table-cell table:formula="of:=AVERAGE([.E8:.I8])" office:value-type="float" office:value="0.737100005149842" calcext:value-type="float">
            <text:p>0.737100005149842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1] * [.B2] * [.B3] * [.B5] * [.B6]" office:value-type="float" office:value="60000" calcext:value-type="float">
            <text:p>6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71399974822998" calcext:value-type="float">
            <text:p>0.771399974822998</text:p>
          </table:table-cell>
          <table:table-cell office:value-type="float" office:value="0.74779999256134" calcext:value-type="float">
            <text:p>0.74779999256134</text:p>
          </table:table-cell>
          <table:table-cell office:value-type="float" office:value="0.800999999046326" calcext:value-type="float">
            <text:p>0.800999999046326</text:p>
          </table:table-cell>
          <table:table-cell office:value-type="float" office:value="0.748199999332428" calcext:value-type="float">
            <text:p>0.748199999332428</text:p>
          </table:table-cell>
          <table:table-cell office:value-type="float" office:value="0.782700002193451" calcext:value-type="float">
            <text:p>0.782700002193451</text:p>
          </table:table-cell>
          <table:table-cell table:formula="of:=AVERAGE([.E9:.I9])" office:value-type="float" office:value="0.770219993591309" calcext:value-type="float">
            <text:p>0.770219993591309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718800008296967" calcext:value-type="float">
            <text:p>0.718800008296967</text:p>
          </table:table-cell>
          <table:table-cell office:value-type="float" office:value="0.762499988079071" calcext:value-type="float">
            <text:p>0.762499988079071</text:p>
          </table:table-cell>
          <table:table-cell office:value-type="float" office:value="0.763000011444092" calcext:value-type="float">
            <text:p>0.763000011444092</text:p>
          </table:table-cell>
          <table:table-cell office:value-type="float" office:value="0.679099977016449" calcext:value-type="float">
            <text:p>0.679099977016449</text:p>
          </table:table-cell>
          <table:table-cell office:value-type="float" office:value="0.635800004005432" calcext:value-type="float">
            <text:p>0.635800004005432</text:p>
          </table:table-cell>
          <table:table-cell table:formula="of:=AVERAGE([.E10:.I10])" office:value-type="float" office:value="0.711839997768402" calcext:value-type="float">
            <text:p>0.711839997768402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758099973201752" calcext:value-type="float">
            <text:p>0.758099973201752</text:p>
          </table:table-cell>
          <table:table-cell office:value-type="float" office:value="0.773000001907349" calcext:value-type="float">
            <text:p>0.773000001907349</text:p>
          </table:table-cell>
          <table:table-cell office:value-type="float" office:value="0.753000020980835" calcext:value-type="float">
            <text:p>0.753000020980835</text:p>
          </table:table-cell>
          <table:table-cell office:value-type="float" office:value="0.757300019264221" calcext:value-type="float">
            <text:p>0.757300019264221</text:p>
          </table:table-cell>
          <table:table-cell office:value-type="float" office:value="0.749700009822845" calcext:value-type="float">
            <text:p>0.749700009822845</text:p>
          </table:table-cell>
          <table:table-cell table:formula="of:=AVERAGE([.E11:.I11])" office:value-type="float" office:value="0.7582200050354" calcext:value-type="float">
            <text:p>0.758220005035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759700000286102" calcext:value-type="float">
            <text:p>0.759700000286102</text:p>
          </table:table-cell>
          <table:table-cell office:value-type="float" office:value="0.785300016403198" calcext:value-type="float">
            <text:p>0.785300016403198</text:p>
          </table:table-cell>
          <table:table-cell office:value-type="float" office:value="0.710099995136261" calcext:value-type="float">
            <text:p>0.710099995136261</text:p>
          </table:table-cell>
          <table:table-cell office:value-type="float" office:value="0.698800027370453" calcext:value-type="float">
            <text:p>0.698800027370453</text:p>
          </table:table-cell>
          <table:table-cell office:value-type="float" office:value="0.772199988365173" calcext:value-type="float">
            <text:p>0.772199988365173</text:p>
          </table:table-cell>
          <table:table-cell table:formula="of:=AVERAGE([.E12:.I12])" office:value-type="float" office:value="0.745220005512238" calcext:value-type="float">
            <text:p>0.74522000551223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761500000953674" calcext:value-type="float">
            <text:p>0.761500000953674</text:p>
          </table:table-cell>
          <table:table-cell office:value-type="float" office:value="0.758300006389618" calcext:value-type="float">
            <text:p>0.758300006389618</text:p>
          </table:table-cell>
          <table:table-cell office:value-type="float" office:value="0.773800015449524" calcext:value-type="float">
            <text:p>0.773800015449524</text:p>
          </table:table-cell>
          <table:table-cell office:value-type="float" office:value="0.766200006008148" calcext:value-type="float">
            <text:p>0.766200006008148</text:p>
          </table:table-cell>
          <table:table-cell office:value-type="float" office:value="0.743099987506866" calcext:value-type="float">
            <text:p>0.743099987506866</text:p>
          </table:table-cell>
          <table:table-cell table:formula="of:=AVERAGE([.E13:.I13])" office:value-type="float" office:value="0.760580003261566" calcext:value-type="float">
            <text:p>0.76058000326156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776799976825714" calcext:value-type="float">
            <text:p>0.776799976825714</text:p>
          </table:table-cell>
          <table:table-cell office:value-type="float" office:value="0.786199986934662" calcext:value-type="float">
            <text:p>0.786199986934662</text:p>
          </table:table-cell>
          <table:table-cell office:value-type="float" office:value="0.764299988746643" calcext:value-type="float">
            <text:p>0.764299988746643</text:p>
          </table:table-cell>
          <table:table-cell office:value-type="float" office:value="0.685999989509583" calcext:value-type="float">
            <text:p>0.685999989509583</text:p>
          </table:table-cell>
          <table:table-cell office:value-type="float" office:value="0.773899972438812" calcext:value-type="float">
            <text:p>0.773899972438812</text:p>
          </table:table-cell>
          <table:table-cell table:formula="of:=AVERAGE([.E14:.I14])" office:value-type="float" office:value="0.757439982891083" calcext:value-type="float">
            <text:p>0.75743998289108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721000015735626" calcext:value-type="float">
            <text:p>0.721000015735626</text:p>
          </table:table-cell>
          <table:table-cell office:value-type="float" office:value="0.732999980449677" calcext:value-type="float">
            <text:p>0.732999980449677</text:p>
          </table:table-cell>
          <table:table-cell office:value-type="float" office:value="0.747200012207031" calcext:value-type="float">
            <text:p>0.747200012207031</text:p>
          </table:table-cell>
          <table:table-cell office:value-type="float" office:value="0.741100013256073" calcext:value-type="float">
            <text:p>0.741100013256073</text:p>
          </table:table-cell>
          <table:table-cell office:value-type="float" office:value="0.711199998855591" calcext:value-type="float">
            <text:p>0.711199998855591</text:p>
          </table:table-cell>
          <table:table-cell table:formula="of:=AVERAGE([.E15:.I15])" office:value-type="float" office:value="0.7307000041008" calcext:value-type="float">
            <text:p>0.730700004100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769200026988983" calcext:value-type="float">
            <text:p>0.769200026988983</text:p>
          </table:table-cell>
          <table:table-cell office:value-type="float" office:value="0.740499973297119" calcext:value-type="float">
            <text:p>0.740499973297119</text:p>
          </table:table-cell>
          <table:table-cell office:value-type="float" office:value="0.773699998855591" calcext:value-type="float">
            <text:p>0.773699998855591</text:p>
          </table:table-cell>
          <table:table-cell office:value-type="float" office:value="0.741599977016449" calcext:value-type="float">
            <text:p>0.741599977016449</text:p>
          </table:table-cell>
          <table:table-cell office:value-type="float" office:value="0.764900028705597" calcext:value-type="float">
            <text:p>0.764900028705597</text:p>
          </table:table-cell>
          <table:table-cell table:formula="of:=AVERAGE([.E16:.I16])" office:value-type="float" office:value="0.757980000972748" calcext:value-type="float">
            <text:p>0.75798000097274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753700017929077" calcext:value-type="float">
            <text:p>0.753700017929077</text:p>
          </table:table-cell>
          <table:table-cell office:value-type="float" office:value="0.763899981975555" calcext:value-type="float">
            <text:p>0.763899981975555</text:p>
          </table:table-cell>
          <table:table-cell office:value-type="float" office:value="0.702600002288818" calcext:value-type="float">
            <text:p>0.702600002288818</text:p>
          </table:table-cell>
          <table:table-cell office:value-type="float" office:value="0.727299988269806" calcext:value-type="float">
            <text:p>0.727299988269806</text:p>
          </table:table-cell>
          <table:table-cell office:value-type="float" office:value="0.749400019645691" calcext:value-type="float">
            <text:p>0.749400019645691</text:p>
          </table:table-cell>
          <table:table-cell table:formula="of:=AVERAGE([.E17:.I17])" office:value-type="float" office:value="0.73938000202179" calcext:value-type="float">
            <text:p>0.7393800020217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745999991893768" calcext:value-type="float">
            <text:p>0.745999991893768</text:p>
          </table:table-cell>
          <table:table-cell office:value-type="float" office:value="0.755299985408783" calcext:value-type="float">
            <text:p>0.755299985408783</text:p>
          </table:table-cell>
          <table:table-cell office:value-type="float" office:value="0.754999995231628" calcext:value-type="float">
            <text:p>0.754999995231628</text:p>
          </table:table-cell>
          <table:table-cell office:value-type="float" office:value="0.748199999332428" calcext:value-type="float">
            <text:p>0.748199999332428</text:p>
          </table:table-cell>
          <table:table-cell office:value-type="float" office:value="0.7814000248909" calcext:value-type="float">
            <text:p>0.7814000248909</text:p>
          </table:table-cell>
          <table:table-cell table:formula="of:=AVERAGE([.E18:.I18])" office:value-type="float" office:value="0.757179999351501" calcext:value-type="float">
            <text:p>0.75717999935150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779799997806549" calcext:value-type="float">
            <text:p>0.779799997806549</text:p>
          </table:table-cell>
          <table:table-cell office:value-type="float" office:value="0.746999979019165" calcext:value-type="float">
            <text:p>0.746999979019165</text:p>
          </table:table-cell>
          <table:table-cell office:value-type="float" office:value="0.74779999256134" calcext:value-type="float">
            <text:p>0.74779999256134</text:p>
          </table:table-cell>
          <table:table-cell office:value-type="float" office:value="0.750800013542175" calcext:value-type="float">
            <text:p>0.750800013542175</text:p>
          </table:table-cell>
          <table:table-cell office:value-type="float" office:value="0.717499971389771" calcext:value-type="float">
            <text:p>0.717499971389771</text:p>
          </table:table-cell>
          <table:table-cell table:formula="of:=AVERAGE([.E19:.I19])" office:value-type="float" office:value="0.7485799908638" calcext:value-type="float">
            <text:p>0.748579990863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748700022697449" calcext:value-type="float">
            <text:p>0.748700022697449</text:p>
          </table:table-cell>
          <table:table-cell table:number-columns-repeated="2" office:value-type="float" office:value="0.776000022888184" calcext:value-type="float">
            <text:p>0.776000022888184</text:p>
          </table:table-cell>
          <table:table-cell office:value-type="float" office:value="0.732100009918213" calcext:value-type="float">
            <text:p>0.732100009918213</text:p>
          </table:table-cell>
          <table:table-cell office:value-type="float" office:value="0.769299983978272" calcext:value-type="float">
            <text:p>0.769299983978272</text:p>
          </table:table-cell>
          <table:table-cell table:formula="of:=AVERAGE([.E20:.I20])" office:value-type="float" office:value="0.76042001247406" calcext:value-type="float">
            <text:p>0.7604200124740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768299996852875" calcext:value-type="float">
            <text:p>0.768299996852875</text:p>
          </table:table-cell>
          <table:table-cell office:value-type="float" office:value="0.759800016880035" calcext:value-type="float">
            <text:p>0.759800016880035</text:p>
          </table:table-cell>
          <table:table-cell office:value-type="float" office:value="0.781300008296967" calcext:value-type="float">
            <text:p>0.781300008296967</text:p>
          </table:table-cell>
          <table:table-cell office:value-type="float" office:value="0.749499976634979" calcext:value-type="float">
            <text:p>0.749499976634979</text:p>
          </table:table-cell>
          <table:table-cell office:value-type="float" office:value="0.769500017166138" calcext:value-type="float">
            <text:p>0.769500017166138</text:p>
          </table:table-cell>
          <table:table-cell table:formula="of:=AVERAGE([.E21:.I21])" office:value-type="float" office:value="0.765680003166199" calcext:value-type="float">
            <text:p>0.76568000316619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780799984931946" calcext:value-type="float">
            <text:p>0.780799984931946</text:p>
          </table:table-cell>
          <table:table-cell office:value-type="float" office:value="0.784200012683868" calcext:value-type="float">
            <text:p>0.784200012683868</text:p>
          </table:table-cell>
          <table:table-cell office:value-type="float" office:value="0.777499973773956" calcext:value-type="float">
            <text:p>0.777499973773956</text:p>
          </table:table-cell>
          <table:table-cell office:value-type="float" office:value="0.7742999792099" calcext:value-type="float">
            <text:p>0.7742999792099</text:p>
          </table:table-cell>
          <table:table-cell office:value-type="float" office:value="0.773500025272369" calcext:value-type="float">
            <text:p>0.773500025272369</text:p>
          </table:table-cell>
          <table:table-cell table:formula="of:=AVERAGE([.E22:.I22])" office:value-type="float" office:value="0.778059995174408" calcext:value-type="float">
            <text:p>0.778059995174408</text:p>
          </table:table-cell>
          <table:table-cell table:number-columns-repeated="11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.641099989414215" calcext:value-type="float">
            <text:p>0.641099989414215</text:p>
          </table:table-cell>
          <table:table-cell table:style-name="ce4" office:value-type="float" office:value="0.645900011062622" calcext:value-type="float">
            <text:p>0.645900011062622</text:p>
          </table:table-cell>
          <table:table-cell table:style-name="ce4" office:value-type="float" office:value="0.534900009632111" calcext:value-type="float">
            <text:p>0.534900009632111</text:p>
          </table:table-cell>
          <table:table-cell table:style-name="ce4" office:value-type="float" office:value="0.492300003767014" calcext:value-type="float">
            <text:p>0.492300003767014</text:p>
          </table:table-cell>
          <table:table-cell table:style-name="ce4" office:value-type="float" office:value="0.771700024604797" calcext:value-type="float">
            <text:p>0.771700024604797</text:p>
          </table:table-cell>
          <table:table-cell table:formula="of:=AVERAGE([.E27:.I27])" office:value-type="float" office:value="0.617180007696152" calcext:value-type="float">
            <text:p>0.61718000769615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732599973678589" calcext:value-type="float">
            <text:p>0.732599973678589</text:p>
          </table:table-cell>
          <table:table-cell office:value-type="float" office:value="0.624800026416779" calcext:value-type="float">
            <text:p>0.624800026416779</text:p>
          </table:table-cell>
          <table:table-cell office:value-type="float" office:value="0.561200022697449" calcext:value-type="float">
            <text:p>0.561200022697449</text:p>
          </table:table-cell>
          <table:table-cell office:value-type="float" office:value="0.561500012874603" calcext:value-type="float">
            <text:p>0.561500012874603</text:p>
          </table:table-cell>
          <table:table-cell office:value-type="float" office:value="0.6492999792099" calcext:value-type="float">
            <text:p>0.6492999792099</text:p>
          </table:table-cell>
          <table:table-cell table:formula="of:=AVERAGE([.E28:.I28])" office:value-type="float" office:value="0.625880002975464" calcext:value-type="float">
            <text:p>0.6258800029754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51400029659271" calcext:value-type="float">
            <text:p>0.651400029659271</text:p>
          </table:table-cell>
          <table:table-cell office:value-type="float" office:value="0.727800011634827" calcext:value-type="float">
            <text:p>0.727800011634827</text:p>
          </table:table-cell>
          <table:table-cell office:value-type="float" office:value="0.631699979305267" calcext:value-type="float">
            <text:p>0.631699979305267</text:p>
          </table:table-cell>
          <table:table-cell office:value-type="float" office:value="0.635900020599365" calcext:value-type="float">
            <text:p>0.635900020599365</text:p>
          </table:table-cell>
          <table:table-cell office:value-type="float" office:value="0.733900010585785" calcext:value-type="float">
            <text:p>0.733900010585785</text:p>
          </table:table-cell>
          <table:table-cell table:formula="of:=AVERAGE([.E29:.I29])" office:value-type="float" office:value="0.676140010356903" calcext:value-type="float">
            <text:p>0.6761400103569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29499995708466" calcext:value-type="float">
            <text:p>0.729499995708466</text:p>
          </table:table-cell>
          <table:table-cell office:value-type="float" office:value="0.712800025939941" calcext:value-type="float">
            <text:p>0.712800025939941</text:p>
          </table:table-cell>
          <table:table-cell office:value-type="float" office:value="0.710099995136261" calcext:value-type="float">
            <text:p>0.710099995136261</text:p>
          </table:table-cell>
          <table:table-cell office:value-type="float" office:value="0.677100002765656" calcext:value-type="float">
            <text:p>0.677100002765656</text:p>
          </table:table-cell>
          <table:table-cell office:value-type="float" office:value="0.731800019741058" calcext:value-type="float">
            <text:p>0.731800019741058</text:p>
          </table:table-cell>
          <table:table-cell table:formula="of:=AVERAGE([.E30:.I30])" office:value-type="float" office:value="0.712260007858276" calcext:value-type="float">
            <text:p>0.7122600078582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783399999141693" calcext:value-type="float">
            <text:p>0.783399999141693</text:p>
          </table:table-cell>
          <table:table-cell office:value-type="float" office:value="0.666999995708466" calcext:value-type="float">
            <text:p>0.666999995708466</text:p>
          </table:table-cell>
          <table:table-cell office:value-type="float" office:value="0.686800003051758" calcext:value-type="float">
            <text:p>0.686800003051758</text:p>
          </table:table-cell>
          <table:table-cell office:value-type="float" office:value="0.573800027370453" calcext:value-type="float">
            <text:p>0.573800027370453</text:p>
          </table:table-cell>
          <table:table-cell office:value-type="float" office:value="0.779299974441528" calcext:value-type="float">
            <text:p>0.779299974441528</text:p>
          </table:table-cell>
          <table:table-cell table:formula="of:=AVERAGE([.E31:.I31])" office:value-type="float" office:value="0.69805999994278" calcext:value-type="float">
            <text:p>0.6980599999427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730300009250641" calcext:value-type="float">
            <text:p>0.730300009250641</text:p>
          </table:table-cell>
          <table:table-cell office:value-type="float" office:value="0.627600014209747" calcext:value-type="float">
            <text:p>0.627600014209747</text:p>
          </table:table-cell>
          <table:table-cell office:value-type="float" office:value="0.711300015449524" calcext:value-type="float">
            <text:p>0.711300015449524</text:p>
          </table:table-cell>
          <table:table-cell office:value-type="float" office:value="0.675999999046326" calcext:value-type="float">
            <text:p>0.675999999046326</text:p>
          </table:table-cell>
          <table:table-cell office:value-type="float" office:value="0.762499988079071" calcext:value-type="float">
            <text:p>0.762499988079071</text:p>
          </table:table-cell>
          <table:table-cell table:formula="of:=AVERAGE([.E32:.I32])" office:value-type="float" office:value="0.701540005207062" calcext:value-type="float">
            <text:p>0.7015400052070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25] * [.B26] * [.B27] * [.B29] * [.B30]" office:value-type="float" office:value="60000" calcext:value-type="float">
            <text:p>6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69099986553192" calcext:value-type="float">
            <text:p>0.669099986553192</text:p>
          </table:table-cell>
          <table:table-cell office:value-type="float" office:value="0.681699991226196" calcext:value-type="float">
            <text:p>0.681699991226196</text:p>
          </table:table-cell>
          <table:table-cell office:value-type="float" office:value="0.678900003433228" calcext:value-type="float">
            <text:p>0.678900003433228</text:p>
          </table:table-cell>
          <table:table-cell office:value-type="float" office:value="0.702499985694885" calcext:value-type="float">
            <text:p>0.702499985694885</text:p>
          </table:table-cell>
          <table:table-cell office:value-type="float" office:value="0.773999989032745" calcext:value-type="float">
            <text:p>0.773999989032745</text:p>
          </table:table-cell>
          <table:table-cell table:formula="of:=AVERAGE([.E33:.I33])" office:value-type="float" office:value="0.701239991188049" calcext:value-type="float">
            <text:p>0.7012399911880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644500017166138" calcext:value-type="float">
            <text:p>0.644500017166138</text:p>
          </table:table-cell>
          <table:table-cell office:value-type="float" office:value="0.727199971675873" calcext:value-type="float">
            <text:p>0.727199971675873</text:p>
          </table:table-cell>
          <table:table-cell office:value-type="float" office:value="0.732200026512146" calcext:value-type="float">
            <text:p>0.732200026512146</text:p>
          </table:table-cell>
          <table:table-cell office:value-type="float" office:value="0.699199974536896" calcext:value-type="float">
            <text:p>0.699199974536896</text:p>
          </table:table-cell>
          <table:table-cell office:value-type="float" office:value="0.681299984455109" calcext:value-type="float">
            <text:p>0.681299984455109</text:p>
          </table:table-cell>
          <table:table-cell table:formula="of:=AVERAGE([.E34:.I34])" office:value-type="float" office:value="0.696879994869232" calcext:value-type="float">
            <text:p>0.6968799948692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734099984169006" calcext:value-type="float">
            <text:p>0.734099984169006</text:p>
          </table:table-cell>
          <table:table-cell office:value-type="float" office:value="0.668200016021729" calcext:value-type="float">
            <text:p>0.668200016021729</text:p>
          </table:table-cell>
          <table:table-cell office:value-type="float" office:value="0.72189998626709" calcext:value-type="float">
            <text:p>0.72189998626709</text:p>
          </table:table-cell>
          <table:table-cell office:value-type="float" office:value="0.558499991893768" calcext:value-type="float">
            <text:p>0.558499991893768</text:p>
          </table:table-cell>
          <table:table-cell office:value-type="float" office:value="0.702499985694885" calcext:value-type="float">
            <text:p>0.702499985694885</text:p>
          </table:table-cell>
          <table:table-cell table:formula="of:=AVERAGE([.E35:.I35])" office:value-type="float" office:value="0.677039992809296" calcext:value-type="float">
            <text:p>0.67703999280929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764900028705597" calcext:value-type="float">
            <text:p>0.764900028705597</text:p>
          </table:table-cell>
          <table:table-cell office:value-type="float" office:value="0.775099992752075" calcext:value-type="float">
            <text:p>0.775099992752075</text:p>
          </table:table-cell>
          <table:table-cell office:value-type="float" office:value="0.72790002822876" calcext:value-type="float">
            <text:p>0.72790002822876</text:p>
          </table:table-cell>
          <table:table-cell office:value-type="float" office:value="0.700600028038025" calcext:value-type="float">
            <text:p>0.700600028038025</text:p>
          </table:table-cell>
          <table:table-cell office:value-type="float" office:value="0.757300019264221" calcext:value-type="float">
            <text:p>0.757300019264221</text:p>
          </table:table-cell>
          <table:table-cell table:formula="of:=AVERAGE([.E36:.I36])" office:value-type="float" office:value="0.745160019397736" calcext:value-type="float">
            <text:p>0.74516001939773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693700015544891" calcext:value-type="float">
            <text:p>0.693700015544891</text:p>
          </table:table-cell>
          <table:table-cell office:value-type="float" office:value="0.672299981117249" calcext:value-type="float">
            <text:p>0.672299981117249</text:p>
          </table:table-cell>
          <table:table-cell office:value-type="float" office:value="0.709800004959106" calcext:value-type="float">
            <text:p>0.709800004959106</text:p>
          </table:table-cell>
          <table:table-cell office:value-type="float" office:value="0.695800006389618" calcext:value-type="float">
            <text:p>0.695800006389618</text:p>
          </table:table-cell>
          <table:table-cell office:value-type="float" office:value="0.655900001525879" calcext:value-type="float">
            <text:p>0.655900001525879</text:p>
          </table:table-cell>
          <table:table-cell table:formula="of:=AVERAGE([.E37:.I37])" office:value-type="float" office:value="0.685500001907348" calcext:value-type="float">
            <text:p>0.68550000190734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633099973201752" calcext:value-type="float">
            <text:p>0.633099973201752</text:p>
          </table:table-cell>
          <table:table-cell office:value-type="float" office:value="0.700100004673004" calcext:value-type="float">
            <text:p>0.700100004673004</text:p>
          </table:table-cell>
          <table:table-cell office:value-type="float" office:value="0.6492999792099" calcext:value-type="float">
            <text:p>0.6492999792099</text:p>
          </table:table-cell>
          <table:table-cell office:value-type="float" office:value="0.665600001811981" calcext:value-type="float">
            <text:p>0.665600001811981</text:p>
          </table:table-cell>
          <table:table-cell office:value-type="float" office:value="0.705099999904633" calcext:value-type="float">
            <text:p>0.705099999904633</text:p>
          </table:table-cell>
          <table:table-cell table:formula="of:=AVERAGE([.E38:.I38])" office:value-type="float" office:value="0.670639991760254" calcext:value-type="float">
            <text:p>0.67063999176025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721400022506714" calcext:value-type="float">
            <text:p>0.721400022506714</text:p>
          </table:table-cell>
          <table:table-cell office:value-type="float" office:value="0.713699996471405" calcext:value-type="float">
            <text:p>0.713699996471405</text:p>
          </table:table-cell>
          <table:table-cell office:value-type="float" office:value="0.775600016117096" calcext:value-type="float">
            <text:p>0.775600016117096</text:p>
          </table:table-cell>
          <table:table-cell office:value-type="float" office:value="0.695100009441376" calcext:value-type="float">
            <text:p>0.695100009441376</text:p>
          </table:table-cell>
          <table:table-cell office:value-type="float" office:value="0.763899981975555" calcext:value-type="float">
            <text:p>0.763899981975555</text:p>
          </table:table-cell>
          <table:table-cell table:formula="of:=AVERAGE([.E39:.I39])" office:value-type="float" office:value="0.733940005302429" calcext:value-type="float">
            <text:p>0.73394000530242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744700014591217" calcext:value-type="float">
            <text:p>0.744700014591217</text:p>
          </table:table-cell>
          <table:table-cell office:value-type="float" office:value="0.754999995231628" calcext:value-type="float">
            <text:p>0.754999995231628</text:p>
          </table:table-cell>
          <table:table-cell office:value-type="float" office:value="0.734300017356873" calcext:value-type="float">
            <text:p>0.734300017356873</text:p>
          </table:table-cell>
          <table:table-cell office:value-type="float" office:value="0.759100019931793" calcext:value-type="float">
            <text:p>0.759100019931793</text:p>
          </table:table-cell>
          <table:table-cell office:value-type="float" office:value="0.777100026607513" calcext:value-type="float">
            <text:p>0.777100026607513</text:p>
          </table:table-cell>
          <table:table-cell table:formula="of:=AVERAGE([.E40:.I40])" office:value-type="float" office:value="0.754040014743805" calcext:value-type="float">
            <text:p>0.75404001474380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70880001783371" calcext:value-type="float">
            <text:p>0.70880001783371</text:p>
          </table:table-cell>
          <table:table-cell office:value-type="float" office:value="0.743300020694733" calcext:value-type="float">
            <text:p>0.743300020694733</text:p>
          </table:table-cell>
          <table:table-cell office:value-type="float" office:value="0.702700018882751" calcext:value-type="float">
            <text:p>0.702700018882751</text:p>
          </table:table-cell>
          <table:table-cell office:value-type="float" office:value="0.76419997215271" calcext:value-type="float">
            <text:p>0.76419997215271</text:p>
          </table:table-cell>
          <table:table-cell office:value-type="float" office:value="0.726400017738342" calcext:value-type="float">
            <text:p>0.726400017738342</text:p>
          </table:table-cell>
          <table:table-cell table:formula="of:=AVERAGE([.E41:.I41])" office:value-type="float" office:value="0.729080009460449" calcext:value-type="float">
            <text:p>0.7290800094604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728399991989136" calcext:value-type="float">
            <text:p>0.728399991989136</text:p>
          </table:table-cell>
          <table:table-cell office:value-type="float" office:value="0.739199995994568" calcext:value-type="float">
            <text:p>0.739199995994568</text:p>
          </table:table-cell>
          <table:table-cell office:value-type="float" office:value="0.746500015258789" calcext:value-type="float">
            <text:p>0.746500015258789</text:p>
          </table:table-cell>
          <table:table-cell office:value-type="float" office:value="0.696200013160706" calcext:value-type="float">
            <text:p>0.696200013160706</text:p>
          </table:table-cell>
          <table:table-cell office:value-type="float" office:value="0.771200001239777" calcext:value-type="float">
            <text:p>0.771200001239777</text:p>
          </table:table-cell>
          <table:table-cell table:formula="of:=AVERAGE([.E42:.I42])" office:value-type="float" office:value="0.736300003528595" calcext:value-type="float">
            <text:p>0.73630000352859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645099997520447" calcext:value-type="float">
            <text:p>0.645099997520447</text:p>
          </table:table-cell>
          <table:table-cell office:value-type="float" office:value="0.735300004482269" calcext:value-type="float">
            <text:p>0.735300004482269</text:p>
          </table:table-cell>
          <table:table-cell office:value-type="float" office:value="0.7185999751091" calcext:value-type="float">
            <text:p>0.7185999751091</text:p>
          </table:table-cell>
          <table:table-cell office:value-type="float" office:value="0.643400013446808" calcext:value-type="float">
            <text:p>0.643400013446808</text:p>
          </table:table-cell>
          <table:table-cell office:value-type="float" office:value="0.679400026798248" calcext:value-type="float">
            <text:p>0.679400026798248</text:p>
          </table:table-cell>
          <table:table-cell table:formula="of:=AVERAGE([.E43:.I43])" office:value-type="float" office:value="0.684360003471374" calcext:value-type="float">
            <text:p>0.68436000347137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775300025939941" calcext:value-type="float">
            <text:p>0.775300025939941</text:p>
          </table:table-cell>
          <table:table-cell office:value-type="float" office:value="0.754400014877319" calcext:value-type="float">
            <text:p>0.754400014877319</text:p>
          </table:table-cell>
          <table:table-cell office:value-type="float" office:value="0.676599979400635" calcext:value-type="float">
            <text:p>0.676599979400635</text:p>
          </table:table-cell>
          <table:table-cell office:value-type="float" office:value="0.642099976539612" calcext:value-type="float">
            <text:p>0.642099976539612</text:p>
          </table:table-cell>
          <table:table-cell office:value-type="float" office:value="0.768800020217896" calcext:value-type="float">
            <text:p>0.768800020217896</text:p>
          </table:table-cell>
          <table:table-cell table:formula="of:=AVERAGE([.E44:.I44])" office:value-type="float" office:value="0.723440003395081" calcext:value-type="float">
            <text:p>0.72344000339508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670400023460388" calcext:value-type="float">
            <text:p>0.670400023460388</text:p>
          </table:table-cell>
          <table:table-cell office:value-type="float" office:value="0.752900004386902" calcext:value-type="float">
            <text:p>0.752900004386902</text:p>
          </table:table-cell>
          <table:table-cell office:value-type="float" office:value="0.703499972820282" calcext:value-type="float">
            <text:p>0.703499972820282</text:p>
          </table:table-cell>
          <table:table-cell office:value-type="float" office:value="0.704200029373169" calcext:value-type="float">
            <text:p>0.704200029373169</text:p>
          </table:table-cell>
          <table:table-cell office:value-type="float" office:value="0.687799990177155" calcext:value-type="float">
            <text:p>0.687799990177155</text:p>
          </table:table-cell>
          <table:table-cell table:formula="of:=AVERAGE([.E45:.I45])" office:value-type="float" office:value="0.703760004043579" calcext:value-type="float">
            <text:p>0.70376000404357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677500009536743" calcext:value-type="float">
            <text:p>0.677500009536743</text:p>
          </table:table-cell>
          <table:table-cell office:value-type="float" office:value="0.731400012969971" calcext:value-type="float">
            <text:p>0.731400012969971</text:p>
          </table:table-cell>
          <table:table-cell office:value-type="float" office:value="0.698800027370453" calcext:value-type="float">
            <text:p>0.698800027370453</text:p>
          </table:table-cell>
          <table:table-cell office:value-type="float" office:value="0.638899981975555" calcext:value-type="float">
            <text:p>0.638899981975555</text:p>
          </table:table-cell>
          <table:table-cell office:value-type="float" office:value="0.648100018501282" calcext:value-type="float">
            <text:p>0.648100018501282</text:p>
          </table:table-cell>
          <table:table-cell table:formula="of:=AVERAGE([.E46:.I46])" office:value-type="float" office:value="0.678940010070801" calcext:value-type="float">
            <text:p>0.678940010070801</text:p>
          </table:table-cell>
          <table:table-cell table:number-columns-repeated="11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.479699999094009" calcext:value-type="float">
            <text:p>0.479699999094009</text:p>
          </table:table-cell>
          <table:table-cell table:style-name="ce4" office:value-type="float" office:value="0.404000014066696" calcext:value-type="float">
            <text:p>0.404000014066696</text:p>
          </table:table-cell>
          <table:table-cell table:style-name="ce4" office:value-type="float" office:value="0.214300006628036" calcext:value-type="float">
            <text:p>0.214300006628036</text:p>
          </table:table-cell>
          <table:table-cell table:style-name="ce4" office:value-type="float" office:value="0.24269999563694" calcext:value-type="float">
            <text:p>0.24269999563694</text:p>
          </table:table-cell>
          <table:table-cell table:style-name="ce4" office:value-type="float" office:value="0.483900010585785" calcext:value-type="float">
            <text:p>0.483900010585785</text:p>
          </table:table-cell>
          <table:table-cell table:formula="of:=AVERAGE([.E51:.I51])" office:value-type="float" office:value="0.364920005202293" calcext:value-type="float">
            <text:p>0.36492000520229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359800010919571" calcext:value-type="float">
            <text:p>0.359800010919571</text:p>
          </table:table-cell>
          <table:table-cell table:style-name="ce7" office:value-type="float" office:value="0.242799997329712" calcext:value-type="float">
            <text:p>0.242799997329712</text:p>
          </table:table-cell>
          <table:table-cell office:value-type="float" office:value="0.203600004315376" calcext:value-type="float">
            <text:p>0.203600004315376</text:p>
          </table:table-cell>
          <table:table-cell office:value-type="float" office:value="0.19930000603199" calcext:value-type="float">
            <text:p>0.19930000603199</text:p>
          </table:table-cell>
          <table:table-cell office:value-type="float" office:value="0.232500001788139" calcext:value-type="float">
            <text:p>0.232500001788139</text:p>
          </table:table-cell>
          <table:table-cell table:formula="of:=AVERAGE([.E52:.I52])" office:value-type="float" office:value="0.247600004076958" calcext:value-type="float">
            <text:p>0.2476000040769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61400008201599" calcext:value-type="float">
            <text:p>0.361400008201599</text:p>
          </table:table-cell>
          <table:table-cell office:value-type="float" office:value="0.341199994087219" calcext:value-type="float">
            <text:p>0.341199994087219</text:p>
          </table:table-cell>
          <table:table-cell office:value-type="float" office:value="0.263099998235703" calcext:value-type="float">
            <text:p>0.263099998235703</text:p>
          </table:table-cell>
          <table:table-cell office:value-type="float" office:value="0.239700004458427" calcext:value-type="float">
            <text:p>0.239700004458427</text:p>
          </table:table-cell>
          <table:table-cell office:value-type="float" office:value="0.272300004959106" calcext:value-type="float">
            <text:p>0.272300004959106</text:p>
          </table:table-cell>
          <table:table-cell table:formula="of:=AVERAGE([.E53:.I53])" office:value-type="float" office:value="0.295540001988411" calcext:value-type="float">
            <text:p>0.2955400019884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51700007915497" calcext:value-type="float">
            <text:p>0.351700007915497</text:p>
          </table:table-cell>
          <table:table-cell office:value-type="float" office:value="0.215800002217293" calcext:value-type="float">
            <text:p>0.215800002217293</text:p>
          </table:table-cell>
          <table:table-cell office:value-type="float" office:value="0.271699994802475" calcext:value-type="float">
            <text:p>0.271699994802475</text:p>
          </table:table-cell>
          <table:table-cell office:value-type="float" office:value="0.21340000629425" calcext:value-type="float">
            <text:p>0.21340000629425</text:p>
          </table:table-cell>
          <table:table-cell office:value-type="float" office:value="0.261099994182587" calcext:value-type="float">
            <text:p>0.261099994182587</text:p>
          </table:table-cell>
          <table:table-cell table:formula="of:=AVERAGE([.E54:.I54])" office:value-type="float" office:value="0.26274000108242" calcext:value-type="float">
            <text:p>0.2627400010824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82799988985062" calcext:value-type="float">
            <text:p>0.282799988985062</text:p>
          </table:table-cell>
          <table:table-cell office:value-type="float" office:value="0.28439998626709" calcext:value-type="float">
            <text:p>0.28439998626709</text:p>
          </table:table-cell>
          <table:table-cell office:value-type="float" office:value="0.414299994707108" calcext:value-type="float">
            <text:p>0.414299994707108</text:p>
          </table:table-cell>
          <table:table-cell office:value-type="float" office:value="0.199200004339218" calcext:value-type="float">
            <text:p>0.199200004339218</text:p>
          </table:table-cell>
          <table:table-cell office:value-type="float" office:value="0.524100005626678" calcext:value-type="float">
            <text:p>0.524100005626678</text:p>
          </table:table-cell>
          <table:table-cell table:formula="of:=AVERAGE([.E55:.I55])" office:value-type="float" office:value="0.340959995985031" calcext:value-type="float">
            <text:p>0.34095999598503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503899991512299" calcext:value-type="float">
            <text:p>0.503899991512299</text:p>
          </table:table-cell>
          <table:table-cell office:value-type="float" office:value="0.54339998960495" calcext:value-type="float">
            <text:p>0.54339998960495</text:p>
          </table:table-cell>
          <table:table-cell office:value-type="float" office:value="0.44310000538826" calcext:value-type="float">
            <text:p>0.44310000538826</text:p>
          </table:table-cell>
          <table:table-cell office:value-type="float" office:value="0.251800000667572" calcext:value-type="float">
            <text:p>0.251800000667572</text:p>
          </table:table-cell>
          <table:table-cell office:value-type="float" office:value="0.514999985694885" calcext:value-type="float">
            <text:p>0.514999985694885</text:p>
          </table:table-cell>
          <table:table-cell table:formula="of:=AVERAGE([.E56:.I56])" office:value-type="float" office:value="0.451439994573593" calcext:value-type="float">
            <text:p>0.4514399945735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49] * [.B50] * [.B51] * [.B53] * [.B54]" office:value-type="float" office:value="60000" calcext:value-type="float">
            <text:p>6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08800002932549" calcext:value-type="float">
            <text:p>0.208800002932549</text:p>
          </table:table-cell>
          <table:table-cell office:value-type="float" office:value="0.218899995088577" calcext:value-type="float">
            <text:p>0.218899995088577</text:p>
          </table:table-cell>
          <table:table-cell office:value-type="float" office:value="0.203500002622604" calcext:value-type="float">
            <text:p>0.203500002622604</text:p>
          </table:table-cell>
          <table:table-cell office:value-type="float" office:value="0.26240000128746" calcext:value-type="float">
            <text:p>0.26240000128746</text:p>
          </table:table-cell>
          <table:table-cell office:value-type="float" office:value="0.245700001716614" calcext:value-type="float">
            <text:p>0.245700001716614</text:p>
          </table:table-cell>
          <table:table-cell table:formula="of:=AVERAGE([.E57:.I57])" office:value-type="float" office:value="0.227860000729561" calcext:value-type="float">
            <text:p>0.22786000072956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441300004720688" calcext:value-type="float">
            <text:p>0.441300004720688</text:p>
          </table:table-cell>
          <table:table-cell office:value-type="float" office:value="0.375299990177155" calcext:value-type="float">
            <text:p>0.375299990177155</text:p>
          </table:table-cell>
          <table:table-cell office:value-type="float" office:value="0.303099989891052" calcext:value-type="float">
            <text:p>0.303099989891052</text:p>
          </table:table-cell>
          <table:table-cell office:value-type="float" office:value="0.285299986600876" calcext:value-type="float">
            <text:p>0.285299986600876</text:p>
          </table:table-cell>
          <table:table-cell office:value-type="float" office:value="0.616400003433228" calcext:value-type="float">
            <text:p>0.616400003433228</text:p>
          </table:table-cell>
          <table:table-cell table:formula="of:=AVERAGE([.E58:.I58])" office:value-type="float" office:value="0.4042799949646" calcext:value-type="float">
            <text:p>0.404279994964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457899987697601" calcext:value-type="float">
            <text:p>0.457899987697601</text:p>
          </table:table-cell>
          <table:table-cell office:value-type="float" office:value="0.464300006628037" calcext:value-type="float">
            <text:p>0.464300006628037</text:p>
          </table:table-cell>
          <table:table-cell office:value-type="float" office:value="0.295500010251999" calcext:value-type="float">
            <text:p>0.295500010251999</text:p>
          </table:table-cell>
          <table:table-cell office:value-type="float" office:value="0.412600010633469" calcext:value-type="float">
            <text:p>0.412600010633469</text:p>
          </table:table-cell>
          <table:table-cell office:value-type="float" office:value="0.297399997711182" calcext:value-type="float">
            <text:p>0.297399997711182</text:p>
          </table:table-cell>
          <table:table-cell table:formula="of:=AVERAGE([.E59:.I59])" office:value-type="float" office:value="0.385540002584458" calcext:value-type="float">
            <text:p>0.38554000258445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377600014209747" calcext:value-type="float">
            <text:p>0.377600014209747</text:p>
          </table:table-cell>
          <table:table-cell office:value-type="float" office:value="0.368099987506866" calcext:value-type="float">
            <text:p>0.368099987506866</text:p>
          </table:table-cell>
          <table:table-cell office:value-type="float" office:value="0.234599992632866" calcext:value-type="float">
            <text:p>0.234599992632866</text:p>
          </table:table-cell>
          <table:table-cell office:value-type="float" office:value="0.225600004196167" calcext:value-type="float">
            <text:p>0.225600004196167</text:p>
          </table:table-cell>
          <table:table-cell office:value-type="float" office:value="0.639100015163422" calcext:value-type="float">
            <text:p>0.639100015163422</text:p>
          </table:table-cell>
          <table:table-cell table:formula="of:=AVERAGE([.E60:.I60])" office:value-type="float" office:value="0.369000002741814" calcext:value-type="float">
            <text:p>0.36900000274181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342400014400482" calcext:value-type="float">
            <text:p>0.342400014400482</text:p>
          </table:table-cell>
          <table:table-cell office:value-type="float" office:value="0.476999998092651" calcext:value-type="float">
            <text:p>0.476999998092651</text:p>
          </table:table-cell>
          <table:table-cell office:value-type="float" office:value="0.436899989843369" calcext:value-type="float">
            <text:p>0.436899989843369</text:p>
          </table:table-cell>
          <table:table-cell office:value-type="float" office:value="0.362399995326996" calcext:value-type="float">
            <text:p>0.362399995326996</text:p>
          </table:table-cell>
          <table:table-cell office:value-type="float" office:value="0.482400000095367" calcext:value-type="float">
            <text:p>0.482400000095367</text:p>
          </table:table-cell>
          <table:table-cell table:formula="of:=AVERAGE([.E61:.I61])" office:value-type="float" office:value="0.420219999551773" calcext:value-type="float">
            <text:p>0.42021999955177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304300010204315" calcext:value-type="float">
            <text:p>0.304300010204315</text:p>
          </table:table-cell>
          <table:table-cell office:value-type="float" office:value="0.291799992322922" calcext:value-type="float">
            <text:p>0.291799992322922</text:p>
          </table:table-cell>
          <table:table-cell office:value-type="float" office:value="0.24379999935627" calcext:value-type="float">
            <text:p>0.24379999935627</text:p>
          </table:table-cell>
          <table:table-cell office:value-type="float" office:value="0.238399997353554" calcext:value-type="float">
            <text:p>0.238399997353554</text:p>
          </table:table-cell>
          <table:table-cell office:value-type="float" office:value="0.378699988126755" calcext:value-type="float">
            <text:p>0.378699988126755</text:p>
          </table:table-cell>
          <table:table-cell table:formula="of:=AVERAGE([.E62:.I62])" office:value-type="float" office:value="0.291399997472763" calcext:value-type="float">
            <text:p>0.29139999747276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531499981880188" calcext:value-type="float">
            <text:p>0.531499981880188</text:p>
          </table:table-cell>
          <table:table-cell office:value-type="float" office:value="0.286199986934662" calcext:value-type="float">
            <text:p>0.286199986934662</text:p>
          </table:table-cell>
          <table:table-cell office:value-type="float" office:value="0.355100005865097" calcext:value-type="float">
            <text:p>0.355100005865097</text:p>
          </table:table-cell>
          <table:table-cell office:value-type="float" office:value="0.335700005292892" calcext:value-type="float">
            <text:p>0.335700005292892</text:p>
          </table:table-cell>
          <table:table-cell office:value-type="float" office:value="0.335099995136261" calcext:value-type="float">
            <text:p>0.335099995136261</text:p>
          </table:table-cell>
          <table:table-cell table:formula="of:=AVERAGE([.E63:.I63])" office:value-type="float" office:value="0.36871999502182" calcext:value-type="float">
            <text:p>0.368719995021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364100009202957" calcext:value-type="float">
            <text:p>0.364100009202957</text:p>
          </table:table-cell>
          <table:table-cell office:value-type="float" office:value="0.452699989080429" calcext:value-type="float">
            <text:p>0.452699989080429</text:p>
          </table:table-cell>
          <table:table-cell office:value-type="float" office:value="0.56580001115799" calcext:value-type="float">
            <text:p>0.56580001115799</text:p>
          </table:table-cell>
          <table:table-cell office:value-type="float" office:value="0.464700013399124" calcext:value-type="float">
            <text:p>0.464700013399124</text:p>
          </table:table-cell>
          <table:table-cell office:value-type="float" office:value="0.485199987888336" calcext:value-type="float">
            <text:p>0.485199987888336</text:p>
          </table:table-cell>
          <table:table-cell table:formula="of:=AVERAGE([.E64:.I64])" office:value-type="float" office:value="0.466500002145767" calcext:value-type="float">
            <text:p>0.46650000214576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575100004673004" calcext:value-type="float">
            <text:p>0.575100004673004</text:p>
          </table:table-cell>
          <table:table-cell office:value-type="float" office:value="0.37950000166893" calcext:value-type="float">
            <text:p>0.37950000166893</text:p>
          </table:table-cell>
          <table:table-cell office:value-type="float" office:value="0.438400000333786" calcext:value-type="float">
            <text:p>0.438400000333786</text:p>
          </table:table-cell>
          <table:table-cell office:value-type="float" office:value="0.256500005722046" calcext:value-type="float">
            <text:p>0.256500005722046</text:p>
          </table:table-cell>
          <table:table-cell office:value-type="float" office:value="0.453500002622604" calcext:value-type="float">
            <text:p>0.453500002622604</text:p>
          </table:table-cell>
          <table:table-cell table:formula="of:=AVERAGE([.E65:.I65])" office:value-type="float" office:value="0.420600003004074" calcext:value-type="float">
            <text:p>0.42060000300407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523299992084503" calcext:value-type="float">
            <text:p>0.523299992084503</text:p>
          </table:table-cell>
          <table:table-cell office:value-type="float" office:value="0.377000004053116" calcext:value-type="float">
            <text:p>0.377000004053116</text:p>
          </table:table-cell>
          <table:table-cell office:value-type="float" office:value="0.35249999165535" calcext:value-type="float">
            <text:p>0.35249999165535</text:p>
          </table:table-cell>
          <table:table-cell office:value-type="float" office:value="0.31029999256134" calcext:value-type="float">
            <text:p>0.31029999256134</text:p>
          </table:table-cell>
          <table:table-cell office:value-type="float" office:value="0.599500000476837" calcext:value-type="float">
            <text:p>0.599500000476837</text:p>
          </table:table-cell>
          <table:table-cell table:formula="of:=AVERAGE([.E66:.I66])" office:value-type="float" office:value="0.432519996166229" calcext:value-type="float">
            <text:p>0.43251999616622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514800012111664" calcext:value-type="float">
            <text:p>0.514800012111664</text:p>
          </table:table-cell>
          <table:table-cell office:value-type="float" office:value="0.409799993038178" calcext:value-type="float">
            <text:p>0.409799993038178</text:p>
          </table:table-cell>
          <table:table-cell office:value-type="float" office:value="0.546899974346161" calcext:value-type="float">
            <text:p>0.546899974346161</text:p>
          </table:table-cell>
          <table:table-cell office:value-type="float" office:value="0.460700005292892" calcext:value-type="float">
            <text:p>0.460700005292892</text:p>
          </table:table-cell>
          <table:table-cell office:value-type="float" office:value="0.449499994516373" calcext:value-type="float">
            <text:p>0.449499994516373</text:p>
          </table:table-cell>
          <table:table-cell table:formula="of:=AVERAGE([.E67:.I67])" office:value-type="float" office:value="0.476339995861054" calcext:value-type="float">
            <text:p>0.47633999586105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691799998283386" calcext:value-type="float">
            <text:p>0.691799998283386</text:p>
          </table:table-cell>
          <table:table-cell office:value-type="float" office:value="0.459500014781952" calcext:value-type="float">
            <text:p>0.459500014781952</text:p>
          </table:table-cell>
          <table:table-cell office:value-type="float" office:value="0.482400000095367" calcext:value-type="float">
            <text:p>0.482400000095367</text:p>
          </table:table-cell>
          <table:table-cell office:value-type="float" office:value="0.419900000095367" calcext:value-type="float">
            <text:p>0.419900000095367</text:p>
          </table:table-cell>
          <table:table-cell office:value-type="float" office:value="0.680499970912933" calcext:value-type="float">
            <text:p>0.680499970912933</text:p>
          </table:table-cell>
          <table:table-cell table:formula="of:=AVERAGE([.E68:.I68])" office:value-type="float" office:value="0.546819996833801" calcext:value-type="float">
            <text:p>0.54681999683380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515900015830994" calcext:value-type="float">
            <text:p>0.515900015830994</text:p>
          </table:table-cell>
          <table:table-cell office:value-type="float" office:value="0.229499995708466" calcext:value-type="float">
            <text:p>0.229499995708466</text:p>
          </table:table-cell>
          <table:table-cell office:value-type="float" office:value="0.337099999189377" calcext:value-type="float">
            <text:p>0.337099999189377</text:p>
          </table:table-cell>
          <table:table-cell office:value-type="float" office:value="0.236100003123283" calcext:value-type="float">
            <text:p>0.236100003123283</text:p>
          </table:table-cell>
          <table:table-cell office:value-type="float" office:value="0.526600003242493" calcext:value-type="float">
            <text:p>0.526600003242493</text:p>
          </table:table-cell>
          <table:table-cell table:formula="of:=AVERAGE([.E69:.I69])" office:value-type="float" office:value="0.369040003418923" calcext:value-type="float">
            <text:p>0.36904000341892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01600027084351" calcext:value-type="float">
            <text:p>0.501600027084351</text:p>
          </table:table-cell>
          <table:table-cell office:value-type="float" office:value="0.418099999427795" calcext:value-type="float">
            <text:p>0.418099999427795</text:p>
          </table:table-cell>
          <table:table-cell office:value-type="float" office:value="0.478399991989136" calcext:value-type="float">
            <text:p>0.478399991989136</text:p>
          </table:table-cell>
          <table:table-cell office:value-type="float" office:value="0.363299995660782" calcext:value-type="float">
            <text:p>0.363299995660782</text:p>
          </table:table-cell>
          <table:table-cell office:value-type="float" office:value="0.306100010871887" calcext:value-type="float">
            <text:p>0.306100010871887</text:p>
          </table:table-cell>
          <table:table-cell table:formula="of:=AVERAGE([.E70:.I70])" office:value-type="float" office:value="0.41350000500679" calcext:value-type="float">
            <text:p>0.4135000050067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28P0"/>
    </number:currency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3:34:37.0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7T23:43:42.083000000</meta:creation-date>
    <dc:date>2022-01-07T20:43:45.451000000</dc:date>
    <meta:editing-duration>PT10H15M33S</meta:editing-duration>
    <meta:editing-cycles>31</meta:editing-cycles>
    <meta:generator>LibreOffice/7.1.3.2$Windows_X86_64 LibreOffice_project/47f78053abe362b9384784d31a6e56f8511eb1c1</meta:generator>
    <meta:document-statistic meta:table-count="1" meta:cell-count="478" meta:object-count="0"/>
  </office:meta>
</office:document-meta>
</file>